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6aa" officeooo:paragraph-rsid="001bf6aa"/>
    </style:style>
    <style:style style:name="P2" style:family="paragraph" style:parent-style-name="Standard">
      <style:text-properties officeooo:rsid="001cf0ed" officeooo:paragraph-rsid="001cf0ed"/>
    </style:style>
    <style:style style:name="P3" style:family="paragraph" style:parent-style-name="Standard">
      <style:text-properties officeooo:rsid="0034f634" officeooo:paragraph-rsid="001d41fd"/>
    </style:style>
    <style:style style:name="P4" style:family="paragraph" style:parent-style-name="Standard">
      <style:text-properties fo:font-weight="bold" officeooo:rsid="0034f634" officeooo:paragraph-rsid="001d41f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Table 2</text:p>
      <text:p text:style-name="P3">Vérifier Bêty 2020 CRPL</text:p>
      <text:p text:style-name="P3">Valoriser référence de chaque espèces dans le table 2 plutôt dans les paragraphes des espèces </text:p>
      <text:p text:style-name="P1"/>
      <text:p text:style-name="P1">Page 9. </text:p>
      <text:p text:style-name="P1"/>
      <text:p text:style-name="P1">Loon ,mettre phrase “Each year, all known or potential nesting sites were revisited.” après deuxième phrase</text:p>
      <text:p text:style-name="P1"/>
      <text:p text:style-name="P1">snow goose <text:s/>replace “Island” par “study area”. Retirer “flying along the colony border”. Voir si présent à quelques endroits</text:p>
      <text:p text:style-name="P1"/>
      <text:p text:style-name="P1">enlever “related” pour “field work</text:p>
      <text:p text:style-name="P1"/>
      <text:p text:style-name="P1">Majuscule qarlikturvik tableau</text:p>
      <text:p text:style-name="P1"/>
      <text:p text:style-name="P2">Revoir section 2.1.2</text:p>
      <text:p text:style-name="P2">retirer “other” de la premuière phrase 2.1.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03:10.293036796</meta:creation-date>
    <dc:date>2024-09-25T16:36:42.682664133</dc:date>
    <meta:editing-duration>PT23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76" meta:character-count="491" meta:non-whitespace-character-count="422"/>
  </office:meta>
</office:document-meta>
</file>